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2in"/>
    </style:style>
    <style:style style:name="co2" style:family="table-column">
      <style:table-column-properties fo:break-before="auto" style:column-width="3.339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row table:style-name="ro1">
          <table:table-cell table:style-name="ce1" office:value-type="string">
            <text:p>Construction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emptystlmap <text:s text:c="19"/></text:p>
          </table:table-cell>
          <table:table-cell table:style-name="ce5" office:value-type="string">
            <text:p>emptystlmmap <text:s text:c="19"/></text:p>
          </table:table-cell>
          <table:table-cell table:style-name="ce5" office:value-type="string">
            <text:p>emptystlhmap </text:p>
          </table:table-cell>
          <table:table-cell table:style-name="ce8" office:value-type="string">
            <text:p>emptystlvec </text:p>
          </table:table-cell>
        </table:table-row>
        <table:table-row table:style-name="ro1">
          <table:table-cell office:value-type="string">
            <text:p>emptystlset </text:p>
          </table:table-cell>
          <table:table-cell office:value-type="string">
            <text:p>emptystlmset </text:p>
          </table:table-cell>
          <table:table-cell office:value-type="string">
            <text:p>emptystlhset </text:p>
          </table:table-cell>
          <table:table-cell/>
        </table:table-row>
        <table:table-row table:style-name="ro1">
          <table:table-cell office:value-type="string">
            <text:p>mkstlmap (kcmp,dflt,vcmp,veql) </text:p>
          </table:table-cell>
          <table:table-cell office:value-type="string">
            <text:p>mkstlmmap (kcmp,dflt,vcmp,veql) </text:p>
          </table:table-cell>
          <table:table-cell/>
          <table:table-cell office:value-type="string">
            <text:p>mkstlvec x n </text:p>
          </table:table-cell>
        </table:table-row>
        <table:table-row table:style-name="ro1">
          <table:table-cell office:value-type="string">
            <text:p>mkstlmap (kcmp,dflt,vcmp) <text:s text:c="5"/></text:p>
          </table:table-cell>
          <table:table-cell office:value-type="string">
            <text:p>mkstlmmap (kcmp,dflt,vcmp) <text:s text:c="5"/></text:p>
          </table:table-cell>
          <table:table-cell table:number-columns-repeated="2"/>
        </table:table-row>
        <table:table-row table:style-name="ro1">
          <table:table-cell office:value-type="string">
            <text:p>mkstlmap (kcmp,dflt) <text:s text:c="10"/></text:p>
          </table:table-cell>
          <table:table-cell office:value-type="string">
            <text:p>mkstlmmap (kcmp,dflt) <text:s text:c="10"/></text:p>
          </table:table-cell>
          <table:table-cell table:number-columns-repeated="2"/>
        </table:table-row>
        <table:table-row table:style-name="ro1">
          <table:table-cell office:value-type="string">
            <text:p>mkstlmap kcmp <text:s text:c="17"/></text:p>
          </table:table-cell>
          <table:table-cell office:value-type="string">
            <text:p>mkstlmmap kcmp <text:s text:c="17"/></text:p>
          </table:table-cell>
          <table:table-cell table:number-columns-repeated="2"/>
        </table:table-row>
        <table:table-row table:style-name="ro1">
          <table:table-cell office:value-type="string">
            <text:p>mkstlset kcomp</text:p>
          </table:table-cell>
          <table:table-cell office:value-type="string">
            <text:p>mkstlmset kcomp</text:p>
          </table:table-cell>
          <table:table-cell table:number-columns-repeated="2"/>
        </table:table-row>
        <table:table-row table:style-name="ro1">
          <table:table-cell office:value-type="string">
            <text:p>stlmap xs </text:p>
          </table:table-cell>
          <table:table-cell office:value-type="string">
            <text:p>stlmmap xs </text:p>
          </table:table-cell>
          <table:table-cell office:value-type="string">
            <text:p>stlhmap xs </text:p>
          </table:table-cell>
          <table:table-cell office:value-type="string">
            <text:p>stlvec xs </text:p>
          </table:table-cell>
        </table:table-row>
        <table:table-row table:style-name="ro1">
          <table:table-cell office:value-type="string">
            <text:p>stlmap sv </text:p>
          </table:table-cell>
          <table:table-cell office:value-type="string">
            <text:p>stlmmap sv </text:p>
          </table:table-cell>
          <table:table-cell office:value-type="string">
            <text:p>stlhmap sv </text:p>
          </table:table-cell>
          <table:table-cell office:value-type="string">
            <text:p>stlvec sv </text:p>
          </table:table-cell>
        </table:table-row>
        <table:table-row table:style-name="ro1">
          <table:table-cell office:value-type="string">
            <text:p>stlmap smrng</text:p>
          </table:table-cell>
          <table:table-cell office:value-type="string">
            <text:p>stlmmap smmrng </text:p>
          </table:table-cell>
          <table:table-cell office:value-type="string">
            <text:p>stlhmap hm </text:p>
          </table:table-cell>
          <table:table-cell/>
        </table:table-row>
        <table:table-row table:style-name="ro1">
          <table:table-cell office:value-type="string">
            <text:p>stlset xs </text:p>
          </table:table-cell>
          <table:table-cell office:value-type="string">
            <text:p>stlmset xs </text:p>
          </table:table-cell>
          <table:table-cell office:value-type="string">
            <text:p>stlhset xs </text:p>
          </table:table-cell>
          <table:table-cell/>
        </table:table-row>
        <table:table-row table:style-name="ro1">
          <table:table-cell office:value-type="string">
            <text:p>stlset sv </text:p>
          </table:table-cell>
          <table:table-cell office:value-type="string">
            <text:p>stlmset sv </text:p>
          </table:table-cell>
          <table:table-cell office:value-type="string">
            <text:p>stlhset sv </text:p>
          </table:table-cell>
          <table:table-cell/>
        </table:table-row>
        <table:table-row table:style-name="ro1">
          <table:table-cell table:style-name="ce4" office:value-type="string">
            <text:p>stlset smrng </text:p>
          </table:table-cell>
          <table:table-cell table:style-name="ce6" office:value-type="string">
            <text:p>stlmset smmrng </text:p>
          </table:table-cell>
          <table:table-cell table:style-name="ce6" office:value-type="string">
            <text:p>stlhset hm </text:p>
          </table:table-cell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Modification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insert sm sv </text:p>
          </table:table-cell>
          <table:table-cell table:style-name="ce5" office:value-type="string">
            <text:p>insert smm sv </text:p>
          </table:table-cell>
          <table:table-cell table:style-name="ce5" office:value-type="string">
            <text:p>insert hm sv </text:p>
          </table:table-cell>
          <table:table-cell table:style-name="ce8" office:value-type="string">
            <text:p>insert (sv, p) svrng </text:p>
          </table:table-cell>
        </table:table-row>
        <table:table-row table:style-name="ro1">
          <table:table-cell office:value-type="string">
            <text:p>insert sm smrng </text:p>
          </table:table-cell>
          <table:table-cell office:value-type="string">
            <text:p>insert smm smmrng </text:p>
          </table:table-cell>
          <table:table-cell office:value-type="string">
            <text:p>insert hm hm2</text:p>
          </table:table-cell>
          <table:table-cell office:value-type="string">
            <text:p>insert (sv, p) xs </text:p>
          </table:table-cell>
        </table:table-row>
        <table:table-row table:style-name="ro1">
          <table:table-cell office:value-type="string">
            <text:p>insert sm src </text:p>
          </table:table-cell>
          <table:table-cell office:value-type="string">
            <text:p>insert smm src </text:p>
          </table:table-cell>
          <table:table-cell office:value-type="string">
            <text:p>insert hm src </text:p>
          </table:table-cell>
          <table:table-cell/>
        </table:table-row>
        <table:table-row table:style-name="ro1">
          <table:table-cell office:value-type="string">
            <text:p>insert_or_replace sm sv </text:p>
          </table:table-cell>
          <table:table-cell/>
          <table:table-cell office:value-type="string">
            <text:p>insert_or_replace hm sv </text:p>
          </table:table-cell>
          <table:table-cell/>
        </table:table-row>
        <table:table-row table:style-name="ro1">
          <table:table-cell office:value-type="string">
            <text:p>insert_or_replace sm smrng </text:p>
          </table:table-cell>
          <table:table-cell/>
          <table:table-cell office:value-type="string">
            <text:p>insert_or_replace hm src </text:p>
          </table:table-cell>
          <table:table-cell/>
        </table:table-row>
        <table:table-row table:style-name="ro1">
          <table:table-cell office:value-type="string">
            <text:p>insert_or_replace sm src </text:p>
          </table:table-cell>
          <table:table-cell/>
          <table:table-cell office:value-type="string">
            <text:p>insert_or_replace hm src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ppend sv x </text:p>
          </table:table-cell>
        </table:table-row>
        <table:table-row table:style-name="ro1">
          <table:table-cell office:value-type="string">
            <text:p>replace sm key val </text:p>
          </table:table-cell>
          <table:table-cell office:value-type="string">
            <text:p>replace smm key vals </text:p>
          </table:table-cell>
          <table:table-cell office:value-type="string">
            <text:p>replace hm key val </text:p>
          </table:table-cell>
          <table:table-cell office:value-type="string">
            <text:p>replace sv p x </text:p>
          </table:table-cell>
        </table:table-row>
        <table:table-row table:style-name="ro1">
          <table:table-cell office:value-type="string">
            <text:p>replace_with fun sm (key,val)</text:p>
          </table:table-cell>
          <table:table-cell table:number-columns-repeated="3"/>
        </table:table-row>
        <table:table-row table:style-name="ro1">
          <table:table-cell office:value-type="string">
            <text:p>erase sm </text:p>
          </table:table-cell>
          <table:table-cell office:value-type="string">
            <text:p>erase smm </text:p>
          </table:table-cell>
          <table:table-cell office:value-type="string">
            <text:p>erase hm </text:p>
          </table:table-cell>
          <table:table-cell office:value-type="string">
            <text:p>erase sv </text:p>
          </table:table-cell>
        </table:table-row>
        <table:table-row table:style-name="ro1">
          <table:table-cell office:value-type="string">
            <text:p>erase (sm,key1,key2) </text:p>
          </table:table-cell>
          <table:table-cell office:value-type="string">
            <text:p>erase (smm,key1,key2) </text:p>
          </table:table-cell>
          <table:table-cell/>
          <table:table-cell office:value-type="string">
            <text:p>erase (sv, f, l) </text:p>
          </table:table-cell>
        </table:table-row>
        <table:table-row table:style-name="ro1">
          <table:table-cell office:value-type="string">
            <text:p>erase (sm,key) </text:p>
          </table:table-cell>
          <table:table-cell office:value-type="string">
            <text:p>erase (smm,key) </text:p>
          </table:table-cell>
          <table:table-cell office:value-type="string">
            <text:p>erase (hm,key) </text:p>
          </table:table-cell>
          <table:table-cell office:value-type="string">
            <text:p>erase (sv, p) </text:p>
          </table:table-cell>
        </table:table-row>
        <table:table-row table:style-name="ro1">
          <table:table-cell table:number-columns-repeated="3"/>
          <table:table-cell office:value-type="string">
            <text:p>rmfirst sv </text:p>
          </table:table-cell>
        </table:table-row>
        <table:table-row table:style-name="ro1">
          <table:table-cell table:number-columns-repeated="3"/>
          <table:table-cell office:value-type="string">
            <text:p>rmlast sv </text:p>
          </table:table-cell>
        </table:table-row>
        <table:table-row table:style-name="ro1">
          <table:table-cell table:style-name="ce4" office:value-type="string">
            <text:p>stl::swap sm1 sm2 </text:p>
          </table:table-cell>
          <table:table-cell table:style-name="ce6" office:value-type="string">
            <text:p>stl::swap smm1 smm2 </text:p>
          </table:table-cell>
          <table:table-cell table:style-name="ce6" office:value-type="string">
            <text:p>stl::swap hm1 hm2 </text:p>
          </table:table-cell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Accessing Element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(^) sm key </text:p>
          </table:table-cell>
          <table:table-cell table:style-name="ce5" office:value-type="string">
            <text:p>(^) smm key </text:p>
          </table:table-cell>
          <table:table-cell table:style-name="ce5"/>
          <table:table-cell table:style-name="ce8"/>
        </table:table-row>
        <table:table-row table:style-name="ro1">
          <table:table-cell office:value-type="string">
            <text:p>(!) sm key </text:p>
          </table:table-cell>
          <table:table-cell office:value-type="string">
            <text:p>(!) smm key </text:p>
          </table:table-cell>
          <table:table-cell office:value-type="string">
            <text:p>(!) hm key </text:p>
          </table:table-cell>
          <table:table-cell office:value-type="string">
            <text:p>(!) sv p </text:p>
          </table:table-cell>
        </table:table-row>
        <table:table-row table:style-name="ro1">
          <table:table-cell table:number-columns-repeated="3"/>
          <table:table-cell office:value-type="string">
            <text:p>first sv </text:p>
          </table:table-cell>
        </table:table-row>
        <table:table-row table:style-name="ro1">
          <table:table-cell table:number-columns-repeated="3"/>
          <table:table-cell office:value-type="string">
            <text:p>last sv </text:p>
          </table:table-cell>
        </table:table-row>
        <table:table-row table:style-name="ro1">
          <table:table-cell table:number-columns-repeated="2" office:value-type="string">
            <text:p>get itr </text:p>
          </table:table-cell>
          <table:table-cell office:value-type="string">
            <text:p>get (hm,key) </text:p>
          </table:table-cell>
          <table:table-cell/>
        </table:table-row>
        <table:table-row table:style-name="ro1">
          <table:table-cell office:value-type="string">
            <text:p>get (sm,key) </text:p>
          </table:table-cell>
          <table:table-cell office:value-type="string">
            <text:p>get (smm,key) </text:p>
          </table:table-cell>
          <table:table-cell table:number-columns-repeated="2"/>
        </table:table-row>
        <table:table-row table:style-name="ro1">
          <table:table-cell office:value-type="string">
            <text:p>keys smrng </text:p>
          </table:table-cell>
          <table:table-cell office:value-type="string">
            <text:p>keys smmrng </text:p>
          </table:table-cell>
          <table:table-cell office:value-type="string">
            <text:p>keys hm </text:p>
          </table:table-cell>
          <table:table-cell/>
        </table:table-row>
        <table:table-row table:style-name="ro1">
          <table:table-cell table:style-name="ce4" office:value-type="string">
            <text:p>vals smrng </text:p>
          </table:table-cell>
          <table:table-cell table:style-name="ce6" office:value-type="string">
            <text:p>vals smmrng </text:p>
          </table:table-cell>
          <table:table-cell table:style-name="ce6" office:value-type="string">
            <text:p>vals hm </text:p>
          </table:table-cell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Conversion Function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members smrng </text:p>
          </table:table-cell>
          <table:table-cell table:style-name="ce5" office:value-type="string">
            <text:p>members smmrng </text:p>
          </table:table-cell>
          <table:table-cell table:style-name="ce5" office:value-type="string">
            <text:p>members hm </text:p>
          </table:table-cell>
          <table:table-cell table:style-name="ce8" office:value-type="string">
            <text:p>members svrng </text:p>
          </table:table-cell>
        </table:table-row>
        <table:table-row table:style-name="ro1">
          <table:table-cell office:value-type="string">
            <text:p>stl::vector smrng </text:p>
          </table:table-cell>
          <table:table-cell office:value-type="string">
            <text:p>stl::vector smmrng </text:p>
          </table:table-cell>
          <table:table-cell office:value-type="string">
            <text:p>stl::vector hm </text:p>
          </table:table-cell>
          <table:table-cell office:value-type="string">
            <text:p>stl::vector svrng </text:p>
          </table:table-cell>
        </table:table-row>
        <table:table-row table:style-name="ro1">
          <table:table-cell office:value-type="string">
            <text:p>stlvec smrng </text:p>
          </table:table-cell>
          <table:table-cell office:value-type="string">
            <text:p>stlvec smmrng</text:p>
          </table:table-cell>
          <table:table-cell office:value-type="string">
            <text:p>stlvec hm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10" office:value-type="string">
            <text:p>const_stlvec sv 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Functional Programming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catmap fun smrng </text:p>
          </table:table-cell>
          <table:table-cell table:style-name="ce5" office:value-type="string">
            <text:p>catmap fun smmrng </text:p>
          </table:table-cell>
          <table:table-cell table:style-name="ce5" office:value-type="string">
            <text:p>catmap fun hm </text:p>
          </table:table-cell>
          <table:table-cell table:style-name="ce8" office:value-type="string">
            <text:p>catmap fun svrng </text:p>
          </table:table-cell>
        </table:table-row>
        <table:table-row table:style-name="ro1">
          <table:table-cell office:value-type="string">
            <text:p>colcatmap fun smrng </text:p>
          </table:table-cell>
          <table:table-cell office:value-type="string">
            <text:p>colcatmap fun smmrng </text:p>
          </table:table-cell>
          <table:table-cell office:value-type="string">
            <text:p>colcatmap fun hm </text:p>
          </table:table-cell>
          <table:table-cell office:value-type="string">
            <text:p>colcatmap fun svrng </text:p>
          </table:table-cell>
        </table:table-row>
        <table:table-row table:style-name="ro1">
          <table:table-cell office:value-type="string">
            <text:p>colmap fun smrng </text:p>
          </table:table-cell>
          <table:table-cell office:value-type="string">
            <text:p>colmap fun smmrng </text:p>
          </table:table-cell>
          <table:table-cell office:value-type="string">
            <text:p>colmap fun hm </text:p>
          </table:table-cell>
          <table:table-cell office:value-type="string">
            <text:p>colmap fun svrng </text:p>
          </table:table-cell>
        </table:table-row>
        <table:table-row table:style-name="ro1">
          <table:table-cell office:value-type="string">
            <text:p>do fun smrng </text:p>
          </table:table-cell>
          <table:table-cell office:value-type="string">
            <text:p>do fun smmrng </text:p>
          </table:table-cell>
          <table:table-cell office:value-type="string">
            <text:p>do fun hm </text:p>
          </table:table-cell>
          <table:table-cell office:value-type="string">
            <text:p>do fun svrng </text:p>
          </table:table-cell>
        </table:table-row>
        <table:table-row table:style-name="ro1">
          <table:table-cell office:value-type="string">
            <text:p>filter p smrng </text:p>
          </table:table-cell>
          <table:table-cell office:value-type="string">
            <text:p>filter p smmrng </text:p>
          </table:table-cell>
          <table:table-cell office:value-type="string">
            <text:p>filter p hm </text:p>
          </table:table-cell>
          <table:table-cell office:value-type="string">
            <text:p>filter p svrng </text:p>
          </table:table-cell>
        </table:table-row>
        <table:table-row table:style-name="ro1">
          <table:table-cell office:value-type="string">
            <text:p>foldl fun x smrng </text:p>
          </table:table-cell>
          <table:table-cell office:value-type="string">
            <text:p>foldl fun x smmrng </text:p>
          </table:table-cell>
          <table:table-cell office:value-type="string">
            <text:p>foldl fun x hm </text:p>
          </table:table-cell>
          <table:table-cell office:value-type="string">
            <text:p>foldl fun x svrng </text:p>
          </table:table-cell>
        </table:table-row>
        <table:table-row table:style-name="ro1">
          <table:table-cell office:value-type="string">
            <text:p>foldl1 fun smrng </text:p>
          </table:table-cell>
          <table:table-cell office:value-type="string">
            <text:p>foldl1 fun smmrng </text:p>
          </table:table-cell>
          <table:table-cell office:value-type="string">
            <text:p>foldl1 fun hm </text:p>
          </table:table-cell>
          <table:table-cell office:value-type="string">
            <text:p>foldl1 fun svrng </text:p>
          </table:table-cell>
        </table:table-row>
        <table:table-row table:style-name="ro1">
          <table:table-cell office:value-type="string">
            <text:p>foldr fun x smrng </text:p>
          </table:table-cell>
          <table:table-cell office:value-type="string">
            <text:p>foldr fun x smmrng </text:p>
          </table:table-cell>
          <table:table-cell/>
          <table:table-cell office:value-type="string">
            <text:p>foldr fun x svrng </text:p>
          </table:table-cell>
        </table:table-row>
        <table:table-row table:style-name="ro1">
          <table:table-cell office:value-type="string">
            <text:p>foldr1 fun smrng </text:p>
          </table:table-cell>
          <table:table-cell office:value-type="string">
            <text:p>foldr1 fun smmrng </text:p>
          </table:table-cell>
          <table:table-cell/>
          <table:table-cell office:value-type="string">
            <text:p>foldr1 fun svrng </text:p>
          </table:table-cell>
        </table:table-row>
        <table:table-row table:style-name="ro1">
          <table:table-cell office:value-type="string">
            <text:p>listmap fun smrng </text:p>
          </table:table-cell>
          <table:table-cell office:value-type="string">
            <text:p>listmap fun smmrng </text:p>
          </table:table-cell>
          <table:table-cell office:value-type="string">
            <text:p>listmap fun hm </text:p>
          </table:table-cell>
          <table:table-cell office:value-type="string">
            <text:p>listmap fun svrng </text:p>
          </table:table-cell>
        </table:table-row>
        <table:table-row table:style-name="ro1">
          <table:table-cell office:value-type="string">
            <text:p>map fun smrng </text:p>
          </table:table-cell>
          <table:table-cell office:value-type="string">
            <text:p>map fun smmrng </text:p>
          </table:table-cell>
          <table:table-cell office:value-type="string">
            <text:p>map fun hm </text:p>
          </table:table-cell>
          <table:table-cell office:value-type="string">
            <text:p>map fun svrng </text:p>
          </table:table-cell>
        </table:table-row>
        <table:table-row table:style-name="ro1">
          <table:table-cell office:value-type="string">
            <text:p>rowcatmap fun smrng </text:p>
          </table:table-cell>
          <table:table-cell office:value-type="string">
            <text:p>rowcatmap fun smmrng </text:p>
          </table:table-cell>
          <table:table-cell office:value-type="string">
            <text:p>rowcatmap fun hm </text:p>
          </table:table-cell>
          <table:table-cell office:value-type="string">
            <text:p>rowcatmap fun svrng </text:p>
          </table:table-cell>
        </table:table-row>
        <table:table-row table:style-name="ro1">
          <table:table-cell office:value-type="string">
            <text:p>rowmap fun smrng </text:p>
          </table:table-cell>
          <table:table-cell office:value-type="string">
            <text:p>rowmap fun smmrng </text:p>
          </table:table-cell>
          <table:table-cell office:value-type="string">
            <text:p>rowmap fun hm </text:p>
          </table:table-cell>
          <table:table-cell office:value-type="string">
            <text:p>rowmap fun svrng </text:p>
          </table:table-cell>
        </table:table-row>
        <table:table-row table:style-name="ro1">
          <table:table-cell table:style-name="ce4" office:value-type="string">
            <text:p>stream smrng </text:p>
          </table:table-cell>
          <table:table-cell table:style-name="ce6" office:value-type="string">
            <text:p>stream smmrng </text:p>
          </table:table-cell>
          <table:table-cell table:style-name="ce6"/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Comparison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(&lt;) smrng1 smrng2 </text:p>
          </table:table-cell>
          <table:table-cell table:style-name="ce5" office:value-type="string">
            <text:p>(&lt;) smmrng1 smmrng2 </text:p>
          </table:table-cell>
          <table:table-cell table:style-name="ce5"/>
          <table:table-cell table:style-name="ce8"/>
        </table:table-row>
        <table:table-row table:style-name="ro1">
          <table:table-cell office:value-type="string">
            <text:p>(&lt;=) smrng1 smrng2 </text:p>
          </table:table-cell>
          <table:table-cell office:value-type="string">
            <text:p>(&lt;=) smmrng1 smmrng2 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(==) itr1 itr2 </text:p>
          </table:table-cell>
          <table:table-cell office:value-type="string">
            <text:p>(==) hm1 hm2 </text:p>
          </table:table-cell>
          <table:table-cell office:value-type="string">
            <text:p>(==) sv1 sv2 </text:p>
          </table:table-cell>
        </table:table-row>
        <table:table-row table:style-name="ro1">
          <table:table-cell office:value-type="string">
            <text:p>(==) sac1 sac2 </text:p>
          </table:table-cell>
          <table:table-cell office:value-type="string">
            <text:p>(==) smmrng1 smmrng2 </text:p>
          </table:table-cell>
          <table:table-cell table:number-columns-repeated="2"/>
        </table:table-row>
        <table:table-row table:style-name="ro1">
          <table:table-cell office:value-type="string">
            <text:p>(&gt;) smrng1 smrng2 </text:p>
          </table:table-cell>
          <table:table-cell office:value-type="string">
            <text:p>(&gt;) smmrng1 smmrng2 </text:p>
          </table:table-cell>
          <table:table-cell table:number-columns-repeated="2"/>
        </table:table-row>
        <table:table-row table:style-name="ro1">
          <table:table-cell office:value-type="string">
            <text:p>(&gt;=) smrng1 smrng2 </text:p>
          </table:table-cell>
          <table:table-cell office:value-type="string">
            <text:p>(&gt;=) smmrng1 smmrng2 </text:p>
          </table:table-cell>
          <table:table-cell table:number-columns-repeated="2"/>
        </table:table-row>
        <table:table-row table:style-name="ro1">
          <table:table-cell office:value-type="string">
            <text:p>(~=) sac1 sac2 </text:p>
          </table:table-cell>
          <table:table-cell office:value-type="string">
            <text:p>(~=) smmrng1 smmrng2 </text:p>
          </table:table-cell>
          <table:table-cell office:value-type="string">
            <text:p>(~=) hm1 hm2 </text:p>
          </table:table-cell>
          <table:table-cell office:value-type="string">
            <text:p>(~=) sv1 sv2 </text:p>
          </table:table-cell>
        </table:table-row>
        <table:table-row table:style-name="ro1">
          <table:table-cell table:style-name="ce4" office:value-type="string">
            <text:p>stl::map_equal smrng1 smrng2 </text:p>
          </table:table-cell>
          <table:table-cell table:style-name="ce6" office:value-type="string">
            <text:p>stl::map_equal smmrng1 smmrng2 </text:p>
          </table:table-cell>
          <table:table-cell table:style-name="ce6"/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et Operation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stl::map_difference smrng1 smrng2 </text:p>
          </table:table-cell>
          <table:table-cell table:style-name="ce5" office:value-type="string">
            <text:p>stl::map_difference smmrng1 smmrng2 </text:p>
          </table:table-cell>
          <table:table-cell table:style-name="ce5"/>
          <table:table-cell table:style-name="ce8"/>
        </table:table-row>
        <table:table-row table:style-name="ro1">
          <table:table-cell office:value-type="string">
            <text:p>stl::map_includes smrng1 smrng2 </text:p>
          </table:table-cell>
          <table:table-cell office:value-type="string">
            <text:p>stl::map_includes smmrng1 smmrng2 </text:p>
          </table:table-cell>
          <table:table-cell table:number-columns-repeated="2"/>
        </table:table-row>
        <table:table-row table:style-name="ro1">
          <table:table-cell office:value-type="string">
            <text:p>stl::map_intersection smrng1 smrng2 </text:p>
          </table:table-cell>
          <table:table-cell office:value-type="string">
            <text:p>stl::map_intersection smmrng1 smmrng2 </text:p>
          </table:table-cell>
          <table:table-cell table:number-columns-repeated="2"/>
        </table:table-row>
        <table:table-row table:style-name="ro1">
          <table:table-cell office:value-type="string">
            <text:p>stl::map_merge smrng1 smrng2 </text:p>
          </table:table-cell>
          <table:table-cell office:value-type="string">
            <text:p>stl::map_merge smmrng1 smmrng2 </text:p>
          </table:table-cell>
          <table:table-cell table:number-columns-repeated="2"/>
        </table:table-row>
        <table:table-row table:style-name="ro1">
          <table:table-cell office:value-type="string">
            <text:p>stl::map_symmetric_difference smrng1 smrng2 </text:p>
          </table:table-cell>
          <table:table-cell office:value-type="string">
            <text:p>stl::map_symmetric_difference smmrng1 smmrng2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l::map_union smrng1 smrng2 </text:p>
          </table:table-cell>
          <table:table-cell table:style-name="ce6" office:value-type="string">
            <text:p>stl::map_union smmrng1 smmrng2 </text:p>
          </table:table-cell>
          <table:table-cell table:style-name="ce6"/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Infomation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(#) sm </text:p>
          </table:table-cell>
          <table:table-cell table:style-name="ce5" office:value-type="string">
            <text:p>(#) smm </text:p>
          </table:table-cell>
          <table:table-cell table:style-name="ce5" office:value-type="string">
            <text:p>(#) hm </text:p>
          </table:table-cell>
          <table:table-cell table:style-name="ce8" office:value-type="string">
            <text:p>(#) sv </text:p>
          </table:table-cell>
        </table:table-row>
        <table:table-row table:style-name="ro1">
          <table:table-cell office:value-type="string">
            <text:p>stl::empty sm </text:p>
          </table:table-cell>
          <table:table-cell office:value-type="string">
            <text:p>stl::empty smm </text:p>
          </table:table-cell>
          <table:table-cell office:value-type="string">
            <text:p>stl::empty hm </text:p>
          </table:table-cell>
          <table:table-cell office:value-type="string">
            <text:p>stl::empty sv</text:p>
          </table:table-cell>
        </table:table-row>
        <table:table-row table:style-name="ro1">
          <table:table-cell office:value-type="string">
            <text:p>stl::distance smrng </text:p>
          </table:table-cell>
          <table:table-cell office:value-type="string">
            <text:p>stl::distance smmrng </text:p>
          </table:table-cell>
          <table:table-cell table:number-columns-repeated="2"/>
        </table:table-row>
        <table:table-row table:style-name="ro1">
          <table:table-cell office:value-type="string">
            <text:p>member sm key </text:p>
          </table:table-cell>
          <table:table-cell office:value-type="string">
            <text:p>member smm key </text:p>
          </table:table-cell>
          <table:table-cell office:value-type="string">
            <text:p>member hm key </text:p>
          </table:table-cell>
          <table:table-cell/>
        </table:table-row>
        <table:table-row table:style-name="ro1">
          <table:table-cell office:value-type="string">
            <text:p>stl::count sm key </text:p>
          </table:table-cell>
          <table:table-cell office:value-type="string">
            <text:p>stl::count smm key </text:p>
          </table:table-cell>
          <table:table-cell office:value-type="string">
            <text:p>stl::count hm key </text:p>
          </table:table-cell>
          <table:table-cell/>
        </table:table-row>
        <table:table-row table:style-name="ro1">
          <table:table-cell office:value-type="string">
            <text:p>stl::next_key sm key </text:p>
          </table:table-cell>
          <table:table-cell office:value-type="string">
            <text:p>stl::next_key smm key </text:p>
          </table:table-cell>
          <table:table-cell table:number-columns-repeated="2"/>
        </table:table-row>
        <table:table-row table:style-name="ro1">
          <table:table-cell office:value-type="string">
            <text:p>stl::prev_key sm key </text:p>
          </table:table-cell>
          <table:table-cell office:value-type="string">
            <text:p>stl::prev_key smm key </text:p>
          </table:table-cell>
          <table:table-cell table:number-columns-repeated="2"/>
        </table:table-row>
        <table:table-row table:style-name="ro1">
          <table:table-cell office:value-type="string">
            <text:p>stl::bounds smrng </text:p>
          </table:table-cell>
          <table:table-cell office:value-type="string">
            <text:p>stl::bounds smmrng </text:p>
          </table:table-cell>
          <table:table-cell/>
          <table:table-cell office:value-type="string">
            <text:p>stl::bounds svrng</text:p>
          </table:table-cell>
        </table:table-row>
        <table:table-row table:style-name="ro1">
          <table:table-cell office:value-type="string">
            <text:p>stl::container_info smrng </text:p>
          </table:table-cell>
          <table:table-cell office:value-type="string">
            <text:p>stl::container_info smmrng </text:p>
          </table:table-cell>
          <table:table-cell office:value-type="string">
            <text:p>stl::container_info hm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l::bucket_size hm i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l::hmap_reserve hm mlf size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l::reserve sv i </text:p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10" office:value-type="string">
            <text:p>stl::capacity sv 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Iterator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stl::begin sm </text:p>
          </table:table-cell>
          <table:table-cell table:style-name="ce5" office:value-type="string">
            <text:p>stl::begin smm </text:p>
          </table:table-cell>
          <table:table-cell table:style-name="ce5"/>
          <table:table-cell table:style-name="ce8"/>
        </table:table-row>
        <table:table-row table:style-name="ro1">
          <table:table-cell office:value-type="string">
            <text:p>stl::pastend sm </text:p>
          </table:table-cell>
          <table:table-cell office:value-type="string">
            <text:p>stl::pastend smm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find sm key </text:p>
          </table:table-cell>
          <table:table-cell office:value-type="string">
            <text:p>stl::find smm key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iterator smitr </text:p>
          </table:table-cell>
          <table:table-cell office:value-type="string">
            <text:p>stl::iterator smmitr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l_bound sm key </text:p>
          </table:table-cell>
          <table:table-cell office:value-type="string">
            <text:p>stl::l_bound smm key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u_bound sm key </text:p>
          </table:table-cell>
          <table:table-cell table:style-name="ce7" office:value-type="string">
            <text:p>stl::u_bound smm key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lu_bounds sm key </text:p>
          </table:table-cell>
          <table:table-cell office:value-type="string">
            <text:p>stl::lu_bounds smm key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range_info smrng </text:p>
          </table:table-cell>
          <table:table-cell office:value-type="string">
            <text:p>stl::range_info smmrng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inc smitr </text:p>
          </table:table-cell>
          <table:table-cell office:value-type="string">
            <text:p>stl::inc smmitr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dec smitr </text:p>
          </table:table-cell>
          <table:table-cell office:value-type="string">
            <text:p>stl::dec smmitr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move smitr n </text:p>
          </table:table-cell>
          <table:table-cell office:value-type="string">
            <text:p>stl::move smmitr n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beginp smitr </text:p>
          </table:table-cell>
          <table:table-cell office:value-type="string">
            <text:p>stl::beginp smmitr </text:p>
          </table:table-cell>
          <table:table-cell table:number-columns-repeated="2"/>
        </table:table-row>
        <table:table-row table:style-name="ro1">
          <table:table-cell office:value-type="string">
            <text:p>stl::endp smitr </text:p>
          </table:table-cell>
          <table:table-cell office:value-type="string">
            <text:p>stl::endp smmitr </text:p>
          </table:table-cell>
          <table:table-cell table:number-columns-repeated="2"/>
        </table:table-row>
        <table:table-row table:style-name="ro1">
          <table:table-cell office:value-type="string">
            <text:p>stl::get_info smitr </text:p>
          </table:table-cell>
          <table:table-cell office:value-type="string">
            <text:p>stl::get_info smmitr </text:p>
          </table:table-cell>
          <table:table-cell table:number-columns-repeated="2"/>
        </table:table-row>
        <table:table-row table:style-name="ro1">
          <table:table-cell office:value-type="string">
            <text:p>stl::get_key smitr </text:p>
          </table:table-cell>
          <table:table-cell office:value-type="string">
            <text:p>stl::get_key smmitr </text:p>
          </table:table-cell>
          <table:table-cell table:number-columns-repeated="2"/>
        </table:table-row>
        <table:table-row table:style-name="ro1">
          <table:table-cell office:value-type="string">
            <text:p>stl::get_val smitr </text:p>
          </table:table-cell>
          <table:table-cell office:value-type="string">
            <text:p>stl::get_val smmitr </text:p>
          </table:table-cell>
          <table:table-cell table:number-columns-repeated="2"/>
        </table:table-row>
        <table:table-row table:style-name="ro1">
          <table:table-cell office:value-type="string">
            <text:p>put smitr val </text:p>
          </table:table-cell>
          <table:table-cell office:value-type="string">
            <text:p>put smmitr val </text:p>
          </table:table-cell>
          <table:table-cell table:number-columns-repeated="2"/>
        </table:table-row>
        <table:table-row table:style-name="ro1">
          <table:table-cell office:value-type="string">
            <text:p>stl::insert_elm sm (elm,smitr) </text:p>
          </table:table-cell>
          <table:table-cell office:value-type="string">
            <text:p>stl::insert_elm smm (elm, p) </text:p>
          </table:table-cell>
          <table:table-cell table:number-columns-repeated="2"/>
        </table:table-row>
        <table:table-row table:style-name="ro1">
          <table:table-cell office:value-type="string">
            <text:p>stl::insert_elm sm elm </text:p>
          </table:table-cell>
          <table:table-cell office:value-type="string">
            <text:p>stl::insert_elm smm elm </text:p>
          </table:table-cell>
          <table:table-cell table:number-columns-repeated="2"/>
        </table:table-row>
        <table:table-row table:style-name="ro1">
          <table:table-cell office:value-type="string">
            <text:p>erase (sm,smitr1, smitr2) </text:p>
          </table:table-cell>
          <table:table-cell office:value-type="string">
            <text:p>erase (smm,smmitr1, smmitr2)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rase (sm,smitr) </text:p>
          </table:table-cell>
          <table:table-cell table:style-name="ce6" office:value-type="string">
            <text:p>erase (smm,smmitr) </text:p>
          </table:table-cell>
          <table:table-cell table:style-name="ce6"/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Key to Abbreviation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Meaning</text:p>
          </table:table-cell>
          <table:table-cell/>
          <table:table-cell table:style-name="Default"/>
        </table:table-row>
        <table:table-row table:style-name="ro1">
          <table:table-cell table:style-name="ce2" office:value-type="string">
            <text:p>xs</text:p>
          </table:table-cell>
          <table:table-cell table:style-name="ce8" office:value-type="string">
            <text:p>a list or vector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m</text:p>
          </table:table-cell>
          <table:table-cell table:style-name="ce9" office:value-type="string">
            <text:p>a stl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mm</text:p>
          </table:table-cell>
          <table:table-cell table:style-name="ce9" office:value-type="string">
            <text:p>a stlm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hm</text:p>
          </table:table-cell>
          <table:table-cell table:style-name="ce9" office:value-type="string">
            <text:p>a stlh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v</text:p>
          </table:table-cell>
          <table:table-cell table:style-name="ce9" office:value-type="string">
            <text:p>a stlvec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mrng</text:p>
          </table:table-cell>
          <table:table-cell table:style-name="ce9" office:value-type="string">
            <text:p>a range defined on a stl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mmrng</text:p>
          </table:table-cell>
          <table:table-cell table:style-name="ce9" office:value-type="string">
            <text:p>a range defined on a stlm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vrng</text:p>
          </table:table-cell>
          <table:table-cell table:style-name="ce9" office:value-type="string">
            <text:p>a range defined on a stlvec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mitr</text:p>
          </table:table-cell>
          <table:table-cell table:style-name="ce9" office:value-type="string">
            <text:p>an iterator defined on a stl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mmitr</text:p>
          </table:table-cell>
          <table:table-cell table:style-name="ce9" office:value-type="string">
            <text:p>an iterator defined on a stlm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key</text:p>
          </table:table-cell>
          <table:table-cell table:style-name="ce9" office:value-type="string">
            <text:p>a pure expression</text:p>
          </table:table-cell>
          <table:table-cell/>
          <table:table-cell table:style-name="Default"/>
        </table:table-row>
        <table:table-row table:style-name="ro1">
          <table:table-cell office:value-type="string">
            <text:p>val</text:p>
          </table:table-cell>
          <table:table-cell table:style-name="ce9" office:value-type="string">
            <text:p>a pure expression</text:p>
          </table:table-cell>
          <table:table-cell/>
          <table:table-cell table:style-name="Default"/>
        </table:table-row>
        <table:table-row table:style-name="ro1">
          <table:table-cell table:style-name="ce4" office:value-type="string">
            <text:p>fun</text:p>
          </table:table-cell>
          <table:table-cell table:style-name="ce10" office:value-type="string">
            <text:p>a function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Note re Abbreviation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" office:value-type="string">
            <text:p>Because stlsets are just stlmaps (with a keys_only flag set to true), sm can also denote a stlset.</text:p>
          </table:table-cell>
          <table:table-cell table:style-name="ce8"/>
          <table:table-cell/>
          <table:table-cell table:style-name="Default"/>
        </table:table-row>
        <table:table-row table:style-name="ro1">
          <table:table-cell office:value-type="string">
            <text:p>In addition, smrng can denote a range defined on a stlset as well as on a stlmap, and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 office:value-type="string">
            <text:p>smitr can denote an iterator defined on a stlset as well as on a stlmap.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 table:style-name="ce4" office:value-type="string">
            <text:p>Similar comments apply to shm, smm, smmrng and smmitr.</text:p>
          </table:table-cell>
          <table:table-cell table:style-name="ce10"/>
          <table:table-cell/>
          <table:table-cell table:style-name="Default"/>
        </table:table-row>
      </table:table>
      <table:database-ranges>
        <table:database-range table:target-range-address="Sheet1.A1:Sheet1.D13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61in" fo:margin-bottom="0.7874in" style:shadow="none" style:scale-to-X="1" style:writing-mode="lr-tb"/>
      <style:header-style>
        <style:header-footer-properties fo:min-height="0.6736in" fo:margin-left="0in" fo:margin-right="0in" fo:margin-bottom="0.1598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 style:font-size-asian="14pt" style:font-weight-asian="bold"/>
    </style:style>
  </office:automatic-styles>
  <office:master-styles>
    <style:master-page style:name="Default" style:page-layout-name="Mpm1">
      <style:header>
        <text:p><text:span text:style-name="MT1">pure-stlmap and pure-stlvec functions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0">02/20/2012</text:date>, <text:time>09:0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20T09:05:37</dc:date>
    <dc:creator>Peter Summerland</dc:creator>
    <meta:generator>LibreOffice/3.3$Linux LibreOffice_project/330m19$Build-401</meta:generator>
    <meta:editing-duration>PT3H19M30S</meta:editing-duration>
    <meta:editing-cycles>42</meta:editing-cycles>
    <meta:printed-by>Peter Summerland</meta:printed-by>
    <meta:print-date>2012-02-18T10:34:21</meta:print-date>
    <meta:document-statistic meta:table-count="1" meta:cell-count="343" meta:object-count="0"/>
  </office:meta>
</office:document-meta>
</file>